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s" fo:country="ES" officeooo:rsid="000d9b5b" officeooo:paragraph-rsid="000d9b5b" style:font-size-asian="10.5pt"/>
    </style:style>
    <style:style style:name="P2" style:family="paragraph" style:parent-style-name="Standard">
      <style:paragraph-properties fo:line-height="200%" fo:text-align="center" style:justify-single-word="false"/>
      <style:text-properties fo:language="es" fo:country="ES" officeooo:paragraph-rsid="000d9b5b" style:font-size-asian="10.5pt"/>
    </style:style>
    <style:style style:name="P3" style:family="paragraph" style:parent-style-name="Standard">
      <style:paragraph-properties fo:line-height="200%" fo:text-align="center" style:justify-single-word="false"/>
      <style:text-properties fo:language="es" fo:country="ES" officeooo:paragraph-rsid="00130f11" style:font-size-asian="10.5pt"/>
    </style:style>
    <style:style style:name="P4" style:family="paragraph" style:parent-style-name="Standard">
      <style:paragraph-properties fo:line-height="200%" fo:text-align="start" style:justify-single-word="false"/>
      <style:text-properties fo:language="es" fo:country="ES" officeooo:paragraph-rsid="000d9b5b" style:font-size-asian="10.5pt"/>
    </style:style>
    <style:style style:name="P5" style:family="paragraph" style:parent-style-name="Standard">
      <style:paragraph-properties fo:line-height="200%" fo:text-align="start" style:justify-single-word="false"/>
      <style:text-properties officeooo:paragraph-rsid="0026a339"/>
    </style:style>
    <style:style style:name="P6" style:family="paragraph" style:parent-style-name="Standard">
      <style:paragraph-properties fo:line-height="200%" fo:text-align="start" style:justify-single-word="false"/>
      <style:text-properties officeooo:paragraph-rsid="0038b680"/>
    </style:style>
    <style:style style:name="P7" style:family="paragraph" style:parent-style-name="Standard">
      <style:paragraph-properties fo:line-height="200%" fo:text-align="start" style:justify-single-word="false"/>
      <style:text-properties officeooo:paragraph-rsid="003d9825"/>
    </style:style>
    <style:style style:name="T1" style:family="text">
      <style:text-properties fo:language="es" fo:country="ES" officeooo:rsid="0013db50" style:font-size-asian="10.5pt"/>
    </style:style>
    <style:style style:name="T2" style:family="text">
      <style:text-properties fo:language="es" fo:country="ES" officeooo:rsid="00191c3f" style:font-size-asian="10.5pt"/>
    </style:style>
    <style:style style:name="T3" style:family="text">
      <style:text-properties fo:language="es" fo:country="ES" officeooo:rsid="00196b2f" style:font-size-asian="10.5pt"/>
    </style:style>
    <style:style style:name="T4" style:family="text">
      <style:text-properties fo:language="es" fo:country="ES" officeooo:rsid="001b5a24" style:font-size-asian="10.5pt"/>
    </style:style>
    <style:style style:name="T5" style:family="text">
      <style:text-properties fo:language="es" fo:country="ES" officeooo:rsid="001c5f34" style:font-size-asian="10.5pt"/>
    </style:style>
    <style:style style:name="T6" style:family="text">
      <style:text-properties fo:language="es" fo:country="ES" officeooo:rsid="001d1067" style:font-size-asian="10.5pt"/>
    </style:style>
    <style:style style:name="T7" style:family="text">
      <style:text-properties fo:language="es" fo:country="ES" officeooo:rsid="001ea016" style:font-size-asian="10.5pt"/>
    </style:style>
    <style:style style:name="T8" style:family="text">
      <style:text-properties fo:language="es" fo:country="ES" officeooo:rsid="00201bb1" style:font-size-asian="10.5pt"/>
    </style:style>
    <style:style style:name="T9" style:family="text">
      <style:text-properties fo:language="es" fo:country="ES" officeooo:rsid="00219f0a" style:font-size-asian="10.5pt"/>
    </style:style>
    <style:style style:name="T10" style:family="text">
      <style:text-properties fo:language="es" fo:country="ES" officeooo:rsid="0022bf3a" style:font-size-asian="10.5pt"/>
    </style:style>
    <style:style style:name="T11" style:family="text">
      <style:text-properties fo:language="es" fo:country="ES" officeooo:rsid="00248f45" style:font-size-asian="10.5pt"/>
    </style:style>
    <style:style style:name="T12" style:family="text">
      <style:text-properties fo:language="es" fo:country="ES" officeooo:rsid="0025d9a5" style:font-size-asian="10.5pt"/>
    </style:style>
    <style:style style:name="T13" style:family="text">
      <style:text-properties fo:language="es" fo:country="ES" officeooo:rsid="0026a339" style:font-size-asian="10.5pt"/>
    </style:style>
    <style:style style:name="T14" style:family="text">
      <style:text-properties fo:language="es" fo:country="ES" officeooo:rsid="00287fa7" style:font-size-asian="10.5pt"/>
    </style:style>
    <style:style style:name="T15" style:family="text">
      <style:text-properties fo:language="es" fo:country="ES" officeooo:rsid="0029ab01" style:font-size-asian="10.5pt"/>
    </style:style>
    <style:style style:name="T16" style:family="text">
      <style:text-properties fo:language="es" fo:country="ES" officeooo:rsid="002d9506" style:font-size-asian="10.5pt"/>
    </style:style>
    <style:style style:name="T17" style:family="text">
      <style:text-properties fo:language="es" fo:country="ES" officeooo:rsid="002f852d" style:font-size-asian="10.5pt"/>
    </style:style>
    <style:style style:name="T18" style:family="text">
      <style:text-properties fo:language="es" fo:country="ES" officeooo:rsid="00313e97" style:font-size-asian="10.5pt"/>
    </style:style>
    <style:style style:name="T19" style:family="text">
      <style:text-properties fo:language="es" fo:country="ES" officeooo:rsid="0032f080" style:font-size-asian="10.5pt"/>
    </style:style>
    <style:style style:name="T20" style:family="text">
      <style:text-properties fo:language="es" fo:country="ES" officeooo:rsid="0034d6c5" style:font-size-asian="10.5pt"/>
    </style:style>
    <style:style style:name="T21" style:family="text">
      <style:text-properties fo:language="es" fo:country="ES" officeooo:rsid="0036616e" style:font-size-asian="10.5pt"/>
    </style:style>
    <style:style style:name="T22" style:family="text">
      <style:text-properties fo:language="es" fo:country="ES" officeooo:rsid="00381083" style:font-size-asian="10.5pt"/>
    </style:style>
    <style:style style:name="T23" style:family="text">
      <style:text-properties fo:language="es" fo:country="ES" officeooo:rsid="0038b680" style:font-size-asian="10.5pt"/>
    </style:style>
    <style:style style:name="T24" style:family="text">
      <style:text-properties fo:language="es" fo:country="ES" officeooo:rsid="003a1013" style:font-size-asian="10.5pt"/>
    </style:style>
    <style:style style:name="T25" style:family="text">
      <style:text-properties fo:language="es" fo:country="ES" officeooo:rsid="003d9825" style:font-size-asian="10.5pt"/>
    </style:style>
    <style:style style:name="T26" style:family="text">
      <style:text-properties fo:language="es" fo:country="ES" officeooo:rsid="00130f11" style:font-size-asian="10.5pt"/>
    </style:style>
    <style:style style:name="T27" style:family="text">
      <style:text-properties officeooo:rsid="00130f11"/>
    </style:style>
    <style:style style:name="T28" style:family="text">
      <style:text-properties fo:font-style="italic" officeooo:rsid="00130f11" style:font-style-asian="italic" style:font-style-complex="italic"/>
    </style:style>
    <style:style style:name="T29" style:family="text">
      <style:text-properties fo:font-style="normal" officeooo:rsid="00130f11"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285-03</text:p>
      <text:p text:style-name="P1">Mirzam Perez</text:p>
      <text:p text:style-name="P3"><text:span text:style-name="T27">Párrafo analítico #2 (título borrador: </text:span><text:span text:style-name="T28">Benítez el revolucionario</text:span><text:span text:style-name="T29">)</text:span></text:p>
      <text:p text:style-name="P2"/>
      <text:p text:style-name="P4"><text:tab/><text:span text:style-name="T27">A través de su vestuario y carácter, Benítez representa la resistencia ideológica y física contra la dictadura militar de Argentina.</text:span></text:p>
      <text:p text:style-name="P5"><text:span text:style-name="T3"><text:tab/></text:span><text:span text:style-name="T11">Las </text:span><text:span text:style-name="T17">posición y vestuario de Benítez</text:span><text:span text:style-name="T11"> </text:span><text:span text:style-name="T17">en </text:span><text:span text:style-name="T11">la secuencia primera, además de su </text:span><text:span text:style-name="T10">conducta, </text:span><text:span text:style-name="T12">lo </text:span><text:span text:style-name="T11">pinta como un </text:span><text:span text:style-name="T12">revolucionario</text:span><text:span text:style-name="T11">.</text:span><text:span text:style-name="T4"> </text:span><text:span text:style-name="T9">La toma</text:span><text:span text:style-name="T12"> abierta</text:span><text:span text:style-name="T9"> </text:span><text:span text:style-name="T3">pone </text:span><text:span text:style-name="T8">Benítez</text:span><text:span text:style-name="T3"> </text:span><text:span text:style-name="T4">en el fondo, </text:span><text:span text:style-name="T3">arriba de los alumnos </text:span><text:span text:style-name="T5">quienes </text:span><text:span text:style-name="T4">atestan los bordes del marco. Él </text:span><text:span text:style-name="T3">está </text:span><text:span text:style-name="T1">le</text:span><text:span text:style-name="T3">yendo apasionando</text:span><text:span text:style-name="T1"> </text:span><text:span text:style-name="T3">una obra de teatro a</text:span><text:span text:style-name="T2"> los alumnos </text:span><text:span text:style-name="T4">quienes le escuchan atentamente a él, </text:span><text:span text:style-name="T12">como si él sea un gran </text:span><text:span text:style-name="T15">inspiración.</text:span><text:span text:style-name="T4"> </text:span><text:span text:style-name="T3">El marco nos da un angulo de visión </text:span><text:span text:style-name="T8">como si la cámara fuera </text:span><text:span text:style-name="T11">una </text:span><text:span text:style-name="T8">estudiante si misma. </text:span><text:span text:style-name="T14">El marco pone </text:span><text:span text:style-name="T8">Benítez</text:span><text:span text:style-name="T3"> </text:span><text:span text:style-name="T4">en el fondo, </text:span><text:span text:style-name="T3">arriba de los alumnos </text:span><text:span text:style-name="T5">quienes </text:span><text:span text:style-name="T4">atestan los bordes del marc</text:span><text:span text:style-name="T12">o</text:span><text:span text:style-name="T4">. </text:span><text:span text:style-name="T7">Como los estudiantes, Benítez lleva traje, pero suy</text:span><text:span text:style-name="T9">a</text:span><text:span text:style-name="T7"> es tonos de marrón </text:span><text:span text:style-name="T11">mientras que </text:span><text:span text:style-name="T7">suy</text:span><text:span text:style-name="T9">a</text:span><text:span text:style-name="T7">s son blancos y negros, </text:span><text:span text:style-name="T12">lo que lo causa de sobresalir de los estudiantes</text:span><text:span text:style-name="T6">. </text:span><text:span text:style-name="T13">Sin embargo, e</text:span><text:span text:style-name="T12">l más importante </text:span><text:span text:style-name="T13">son sus métodos de enseñanza</text:span><text:span text:style-name="T7"> en la secuencia con los estudiante, </text:span><text:span text:style-name="T13">los que son</text:span><text:span text:style-name="T7">, </text:span><text:span text:style-name="T9">para la época,</text:span><text:span text:style-name="T7"> poco</text:span><text:span text:style-name="T13">s</text:span><text:span text:style-name="T7"> convencional</text:span><text:span text:style-name="T13">es</text:span><text:span text:style-name="T7">. Él </text:span><text:span text:style-name="T8">usa provisiones de la clase como el atrezo y hay un</text:span><text:span text:style-name="T9">a</text:span><text:span text:style-name="T8"> </text:span><text:span text:style-name="T9">toma</text:span><text:span text:style-name="T8"> en que él </text:span><text:span text:style-name="T9">se </text:span><text:span text:style-name="T8">está a</text:span><text:span text:style-name="T9">costando encima del escritorio del profesor, </text:span><text:span text:style-name="T12">cosas que no combinan bien con su edad ni con su profesión</text:span><text:span text:style-name="T9">. </text:span><text:span text:style-name="T13">Él se atreve de desafiar de la norma y lo que es esperado para él como lo hace cualquier buen revolucionario.</text:span></text:p>
      <text:p text:style-name="P6"><text:span text:style-name="T13"><text:tab/></text:span><text:span text:style-name="T23">La </text:span><text:span text:style-name="T21">tendencia para desafiar ideología poca revolucionaria, demostrado en esta secuencia </text:span><text:span text:style-name="T23">por su </text:span><text:span text:style-name="T21"><text:s/>en su primera secuencia, lo que lo hace “peligroso” </text:span><text:span text:style-name="T22">al dictadura militar de Argentina. </text:span><text:span text:style-name="T16">En la segunda secuencia con Benítez, pide a Alicia para llevalo al centro en su auto </text:span><text:span text:style-name="T21">blanca</text:span><text:span text:style-name="T16">. </text:span><text:span text:style-name="T21">El vestuario de Benítez (eso es, la parte de lo que vemos con frecuencia en esta secuencia) también es</text:span><text:span text:style-name="T16"> blanca, en gran contraste a</text:span><text:span text:style-name="T17">l vestuario </text:span><text:span text:style-name="T16">oscur</text:span><text:span text:style-name="T17">o</text:span><text:span text:style-name="T16"> de Alicia. </text:span><text:span text:style-name="T17">Tradicionalmente, el color de blanco representa la pureza o la verdad. </text:span><text:span text:style-name="T18">E</text:span><text:span text:style-name="T17">l color del vestuario de Benítez representa visualmente su papel como un </text:span><text:span text:style-name="T21">disputador</text:span><text:span text:style-name="T17"> de </text:span><text:span text:style-name="T21">la manera de </text:span><text:soft-page-break/><text:span text:style-name="T21">pensar perezosa </text:span><text:span text:style-name="T17">de Alicia, </text:span><text:span text:style-name="T18">y el color del auto representa su papel como un vehículo lo que lleva literalmente Benítez y Alicia a una protesta, un espacio de revolucionarios </text:span><text:span text:style-name="T19">en busca de</text:span><text:span text:style-name="T18"> la verdad. </text:span><text:span text:style-name="T24">L</text:span><text:span text:style-name="T23">a gente y la </text:span><text:span text:style-name="T24">verdad juntos son muy peligrosos al poder de la dictadura. </text:span><text:span text:style-name="T21">De</text:span><text:span text:style-name="T18">spués ella disputa la verdad de la existencia de los desaparecidos, é</text:span><text:span text:style-name="T21">l d</text:span><text:span text:style-name="T17">ice a ella,</text:span><text:span text:style-name="T18"> </text:span><text:span text:style-name="T17">“</text:span><text:span text:style-name="T18">siempre es más fácil creer que no es posible, ¿no? Porque para que sea posible se necesitaría mucha complicidad, mucha gente que no lo pueda creer aunque lo tenga delante, ¿no?” Esta línea de dialogo </text:span><text:span text:style-name="T20">refleja un idea muy</text:span><text:span text:style-name="T18"> </text:span><text:span text:style-name="T20">revolucionaria, o más bien, la disputa de</text:span><text:span text:style-name="T21"> la manera de pensar</text:span><text:span text:style-name="T20"> poc</text:span><text:span text:style-name="T21">a</text:span><text:span text:style-name="T20"> revolucionari</text:span><text:span text:style-name="T21">a</text:span><text:span text:style-name="T20"> </text:span><text:span text:style-name="T21">de Alicia.</text:span></text:p>
      <text:p text:style-name="P7"><text:span text:style-name="T21"><text:tab/></text:span><text:span text:style-name="T25">La apariencia de Benítez en la película siempre significa un cambio en la manera de pensar de Alicia y en el estatus de la resistencia, y eso es porque él representa </text:span><text:span text:style-name="T26">la resistencia ideológica y física contra la dictadura militar de Argenti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09:16:54.047466000</meta:creation-date>
    <dc:date>2018-02-19T11:52:46.322082000</dc:date>
    <meta:editing-duration>PT1H6M30S</meta:editing-duration>
    <meta:editing-cycles>17</meta:editing-cycles>
    <meta:generator>LibreOffice/5.2.5.1$MacOSX_X86_64 LibreOffice_project/0312e1a284a7d50ca85a365c316c7abbf20a4d22</meta:generator>
    <meta:document-statistic meta:table-count="0" meta:image-count="0" meta:object-count="0" meta:page-count="2" meta:paragraph-count="8" meta:word-count="497" meta:character-count="2893" meta:non-whitespace-character-count="2399"/>
  </office:meta>
</office:document-meta>
</file>